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9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ÜBUNGEN CABO</text:p>
      <text:p text:style-name="Standard"/>
      <text:p text:style-name="Standard"/>
      <text:p text:style-name="P2"><text:bookmark text:name="docs-internal-guid-1bcc3344-7fff-b5e4-6ecf-eab1fbfba961"/>EXERCÍCIOS</text:p>
      <text:p text:style-name="Text_20_body"/>
      <text:p text:style-name="P6">PÔR EM ORDEM</text:p>
      <text:p text:style-name="Text_20_body"/>
      <text:p text:style-name="P7">Assinala com números de 1 a … em que ordem se passam os seguintes acontecimentos:</text:p>
      <text:list xml:id="list4575495782931925207" text:style-name="L1">
        <text:list-item>
          <text:p text:style-name="P9">Eles saíram da carrinha e pegaram nas mochilas. - 1</text:p>
        </text:list-item>
        <text:list-item>
          <text:p text:style-name="P9">Eles desceram um caminho de terra batida. - 2</text:p>
        </text:list-item>
        <text:list-item>
          <text:p text:style-name="P9">Observaram as pegadas e no alto duma falésia viram uma casinha branca. - 3</text:p>
        </text:list-item>
        <text:list-item>
          <text:p text:style-name="P9">O Canudo contou-lhes uma Lenda. - 4</text:p>
        </text:list-item>
        <text:list-item>
          <text:p text:style-name="P9">Chegaram à Praia dos Lagosteiros. - 5</text:p>
        </text:list-item>
        <text:list-item>
          <text:p text:style-name="P9">Deram um mergulho. - 6</text:p>
        </text:list-item>
        <text:list-item>
          <text:p text:style-name="P9">Começou a levantar-se um vento forte. - 7</text:p>
        </text:list-item>
        <text:list-item>
          <text:p text:style-name="P9">Visitaram o santuário. - 8</text:p>
        </text:list-item>
        <text:list-item>
          <text:p text:style-name="P9">O Hannes foi até à falésia para observar o mar. - 9</text:p>
        </text:list-item>
        <text:list-item>
          <text:p text:style-name="P9">O Canuto foi buscar comida e bebidas à carrinha. - 10</text:p>
        </text:list-item>
      </text:list>
      <text:p text:style-name="P1"><text:line-break/></text:p>
      <text:p text:style-name="P2">COMPLETA AS FRASES</text:p>
      <text:p text:style-name="Text_20_body"/>
      <text:p text:style-name="P2">Enquanto desciam o caminho de terra batida, eles viram...</text:p>
      <text:p text:style-name="P4">Flores e insetos de cores estranhas</text:p>
      <text:p text:style-name="P4">Pegadas de lobos</text:p>
      <text:p text:style-name="P8"><text:span text:style-name="T1">Gaivotas e flores vermelhas</text:span><text:span text:style-name="T2"> </text:span></text:p>
      <text:p text:style-name="Text_20_body"/>
      <text:p text:style-name="P2">A casinha branca no topo da falésia chamava-se…</text:p>
      <text:p text:style-name="P4">Santuário de São Lourenço</text:p>
      <text:p text:style-name="P4">Ermida da Memória</text:p>
      <text:p text:style-name="P4">Capela da Pedra da Mua</text:p>
      <text:p text:style-name="Text_20_body"/>
      <text:p text:style-name="P2">O Canuto contou uma Lenda sobre..</text:p>
      <text:p text:style-name="P4">Nossa Senhora da Pedra da Mua</text:p>
      <text:p text:style-name="P4">Nossa Senhora de Fátima</text:p>
      <text:p text:style-name="P4">Nosso Santo Padroeiro dos Lagosteiros</text:p>
      <text:p text:style-name="Text_20_body"/>
      <text:p text:style-name="P2">Os portugueses riram-se por causa..</text:p>
      <text:p text:style-name="P4">Das fotos da Franzi.</text:p>
      <text:p text:style-name="P4">Das meias do Hannes.</text:p>
      <text:p text:style-name="P4"><text:soft-page-break/>Da história do Canuto.</text:p>
      <text:p text:style-name="Text_20_body"/>
      <text:p text:style-name="P2">O Canuto trouxe…</text:p>
      <text:p text:style-name="P4">Pão e queijo da Azoia</text:p>
      <text:p text:style-name="P4">Pão e azeitonas</text:p>
      <text:p text:style-name="P4">Sandes com presunto</text:p>
      <text:p text:style-name="P1"><text:line-break/></text:p>
      <text:p text:style-name="P2">ESPALHAR LETRAS</text:p>
      <text:p text:style-name="Text_20_body"/>
      <text:p text:style-name="P3">As personagens do texto são: Sara (S), o Hannes (H), a Franzi (F), a Ana (A) e o Norman (N) e Canuto (C)</text:p>
      <text:p text:style-name="P3">Com quem está relacionada cada uma das frases abaixo?</text:p>
      <text:p text:style-name="P3">Assinala com as letras: S, H, F, A, N, C.</text:p>
      <text:p text:style-name="Text_20_body"/>
      <text:p text:style-name="P5">Andava no final da fila e tirava fotos. - H</text:p>
      <text:p text:style-name="P5">Tiraram selfies. - S, F, A</text:p>
      <text:p text:style-name="P5">Trouxe binóculos para o passeio. - N</text:p>
      <text:p text:style-name="P5">Arrependeu-se de usar sandálias. - H</text:p>
      <text:p text:style-name="P5">Viu pequenas flores amarelas e um barco. - H</text:p>
      <text:p text:style-name="P5">Anunciou que o restaurante estava cheio. - T</text:p>
      <text:p text:style-name="P5">Observou sozinho o mar. - H</text:p>
      <text:p text:style-name="P5">Trouxe minis para todos. - C</text:p>
      <text:p text:style-name="P5">Quis oferecer uma lenda ao Canuto. - S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6T22:25:50.91</meta:creation-date>
    <meta:document-statistic meta:table-count="0" meta:image-count="0" meta:object-count="0" meta:page-count="2" meta:paragraph-count="51" meta:word-count="326" meta:character-count="1664"/>
    <dc:date>2021-05-06T22:27:51.67</dc:date>
    <meta:editing-duration>PT2M</meta:editing-duration>
    <meta:editing-cycles>1</meta:editing-cycles>
    <meta:generator>OpenOffice/4.1.7$Win32 OpenOffice.org_project/417m1$Build-9800</meta:generator>
  </office:meta>
</office:document-meta>
</file>